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97D9B8B145C38A4D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textarea-vertical-align="top"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HE MARKET TAVERN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Introduction</text:p>
              </text:list-item>
              <text:list-item>
                <text:p text:style-name="P1">Démonstration du site</text:p>
              </text:list-item>
              <text:list-item>
                <text:p text:style-name="P1">Conclusion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8400000397D9B8B145C38A4DC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4:42:15.785316946</meta:creation-date>
    <dc:date>2018-03-11T10:00:02.475819939</dc:date>
    <meta:editing-duration>PT18H28M5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